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paragraph-properties fo:break-before="page"/>
      <style:text-properties officeooo:rsid="0001a59f" officeooo:paragraph-rsid="0001a59f"/>
    </style:style>
    <style:style style:name="P8" style:family="paragraph" style:parent-style-name="Standard">
      <style:text-properties officeooo:rsid="0001a59f" officeooo:paragraph-rsid="00038e98"/>
    </style:style>
    <style:style style:name="P9" style:family="paragraph" style:parent-style-name="Standard">
      <style:text-properties officeooo:rsid="0001a59f" officeooo:paragraph-rsid="00133517"/>
    </style:style>
    <style:style style:name="P10" style:family="paragraph" style:parent-style-name="Standard">
      <style:text-properties officeooo:rsid="0001a59f" officeooo:paragraph-rsid="00168f97"/>
    </style:style>
    <style:style style:name="P11" style:family="paragraph" style:parent-style-name="Standard">
      <style:text-properties officeooo:rsid="0001a59f" officeooo:paragraph-rsid="00186363"/>
    </style:style>
    <style:style style:name="P12" style:family="paragraph" style:parent-style-name="Standard">
      <style:text-properties officeooo:rsid="0001a59f" officeooo:paragraph-rsid="001ab56a"/>
    </style:style>
    <style:style style:name="P13" style:family="paragraph" style:parent-style-name="Standard">
      <style:text-properties officeooo:rsid="0001a59f" officeooo:paragraph-rsid="001d670f"/>
    </style:style>
    <style:style style:name="P14" style:family="paragraph" style:parent-style-name="Standard">
      <style:text-properties officeooo:rsid="00038e98" officeooo:paragraph-rsid="00038e98"/>
    </style:style>
    <style:style style:name="P15" style:family="paragraph" style:parent-style-name="Standard">
      <style:text-properties officeooo:rsid="00038e98" officeooo:paragraph-rsid="00133517"/>
    </style:style>
    <style:style style:name="P16" style:family="paragraph" style:parent-style-name="Standard">
      <style:text-properties officeooo:rsid="000491d6" officeooo:paragraph-rsid="000491d6"/>
    </style:style>
    <style:style style:name="P17" style:family="paragraph" style:parent-style-name="Standard">
      <style:text-properties officeooo:rsid="000491d6" officeooo:paragraph-rsid="00133517"/>
    </style:style>
    <style:style style:name="P18" style:family="paragraph" style:parent-style-name="Standard">
      <style:text-properties officeooo:rsid="000528df" officeooo:paragraph-rsid="000528df"/>
    </style:style>
    <style:style style:name="P19" style:family="paragraph" style:parent-style-name="Standard">
      <style:text-properties officeooo:rsid="0005ae6b" officeooo:paragraph-rsid="0005ae6b"/>
    </style:style>
    <style:style style:name="P20" style:family="paragraph" style:parent-style-name="Standard">
      <style:text-properties officeooo:rsid="00065772" officeooo:paragraph-rsid="00065772"/>
    </style:style>
    <style:style style:name="P21" style:family="paragraph" style:parent-style-name="Standard">
      <style:text-properties fo:font-style="italic" officeooo:rsid="0000ecf8" officeooo:paragraph-rsid="0008b9ec" style:font-style-asian="italic" style:font-style-complex="italic"/>
    </style:style>
    <style:style style:name="P22" style:family="paragraph" style:parent-style-name="Standard">
      <style:paragraph-properties fo:break-before="page"/>
      <style:text-properties officeooo:rsid="00099220" officeooo:paragraph-rsid="00099220"/>
    </style:style>
    <style:style style:name="P23" style:family="paragraph" style:parent-style-name="Standard">
      <style:text-properties fo:font-size="10pt" officeooo:rsid="00065772" officeooo:paragraph-rsid="00065772" style:font-size-asian="8.75pt" style:font-size-complex="10pt"/>
    </style:style>
    <style:style style:name="P24" style:family="paragraph" style:parent-style-name="Standard">
      <style:text-properties officeooo:rsid="00133517" officeooo:paragraph-rsid="00133517"/>
    </style:style>
    <style:style style:name="P25" style:family="paragraph" style:parent-style-name="Standard">
      <style:text-properties officeooo:rsid="0014a619" officeooo:paragraph-rsid="0014a619"/>
    </style:style>
    <style:style style:name="P26" style:family="paragraph" style:parent-style-name="Standard">
      <style:text-properties fo:font-weight="bold" officeooo:rsid="0001a59f" officeooo:paragraph-rsid="00186363" style:font-weight-asian="bold" style:font-weight-complex="bold"/>
    </style:style>
    <style:style style:name="P27" style:family="paragraph" style:parent-style-name="Standard">
      <style:text-properties fo:font-weight="bold" officeooo:rsid="0001a59f" officeooo:paragraph-rsid="0001a59f" style:font-weight-asian="bold" style:font-weight-complex="bold"/>
    </style:style>
    <style:style style:name="P28" style:family="paragraph" style:parent-style-name="Standard">
      <style:text-properties fo:font-weight="bold" officeooo:rsid="0001a59f" officeooo:paragraph-rsid="00133517" style:font-weight-asian="bold" style:font-weight-complex="bold"/>
    </style:style>
    <style:style style:name="P29" style:family="paragraph" style:parent-style-name="Standard">
      <style:text-properties fo:font-weight="bold" officeooo:rsid="00133517" officeooo:paragraph-rsid="0001a59f" style:font-weight-asian="bold" style:font-weight-complex="bold"/>
    </style:style>
    <style:style style:name="P30" style:family="paragraph" style:parent-style-name="Standard">
      <style:text-properties fo:font-weight="bold" officeooo:rsid="00133517" officeooo:paragraph-rsid="00168f97" style:font-weight-asian="bold" style:font-weight-complex="bold"/>
    </style:style>
    <style:style style:name="P31" style:family="paragraph" style:parent-style-name="Standard">
      <style:text-properties fo:font-weight="bold" officeooo:rsid="001080cd" officeooo:paragraph-rsid="00133517" style:font-weight-asian="bold" style:font-weight-complex="bold"/>
    </style:style>
    <style:style style:name="P32" style:family="paragraph" style:parent-style-name="Standard">
      <style:text-properties fo:font-weight="bold" officeooo:rsid="001d670f" officeooo:paragraph-rsid="001d670f" style:font-weight-asian="bold" style:font-weight-complex="bold"/>
    </style:style>
    <style:style style:name="P33" style:family="paragraph" style:parent-style-name="Standard">
      <style:text-properties officeooo:rsid="0019e70f" officeooo:paragraph-rsid="0019e70f"/>
    </style:style>
    <style:style style:name="P34" style:family="paragraph" style:parent-style-name="Standard">
      <style:text-properties fo:font-weight="normal" officeooo:rsid="0001a59f" officeooo:paragraph-rsid="0001a59f" style:font-weight-asian="normal" style:font-weight-complex="normal"/>
    </style:style>
    <style:style style:name="P35" style:family="paragraph" style:parent-style-name="Heading_20_3">
      <style:paragraph-properties fo:break-before="page"/>
    </style:style>
    <style:style style:name="P36" style:family="paragraph" style:parent-style-name="Standard">
      <style:text-properties officeooo:rsid="0000ecf8" officeooo:paragraph-rsid="0000ecf8"/>
    </style:style>
    <style:style style:name="P37" style:family="paragraph" style:parent-style-name="Standard">
      <style:text-properties officeooo:rsid="000528df" officeooo:paragraph-rsid="000528df"/>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107466"/>
    </style:style>
    <style:style style:name="T17" style:family="text">
      <style:text-properties officeooo:rsid="001080cd"/>
    </style:style>
    <style:style style:name="T18" style:family="text">
      <style:text-properties fo:font-weight="bold" style:font-weight-asian="bold" style:font-weight-complex="bold"/>
    </style:style>
    <style:style style:name="T19" style:family="text">
      <style:text-properties fo:font-weight="bold" officeooo:rsid="000b52cc" style:font-weight-asian="bold" style:font-weight-complex="bold"/>
    </style:style>
    <style:style style:name="T20" style:family="text">
      <style:text-properties fo:font-weight="bold" officeooo:rsid="0008b9ec" style:font-weight-asian="bold" style:font-weight-complex="bold"/>
    </style:style>
    <style:style style:name="T21" style:family="text">
      <style:text-properties fo:font-weight="bold" officeooo:rsid="00099220" style:font-weight-asian="bold" style:font-weight-complex="bold"/>
    </style:style>
    <style:style style:name="T22" style:family="text">
      <style:text-properties fo:font-weight="bold" officeooo:rsid="001080cd" style:font-weight-asian="bold" style:font-weight-complex="bold"/>
    </style:style>
    <style:style style:name="T23" style:family="text">
      <style:text-properties fo:font-weight="bold" officeooo:rsid="00133517" style:font-weight-asian="bold" style:font-weight-complex="bold"/>
    </style:style>
    <style:style style:name="T24" style:family="text">
      <style:text-properties fo:font-weight="bold" officeooo:rsid="00168f97" style:font-weight-asian="bold" style:font-weight-complex="bold"/>
    </style:style>
    <style:style style:name="T25" style:family="text">
      <style:text-properties fo:font-weight="bold" officeooo:rsid="00186363" style:font-weight-asian="bold" style:font-weight-complex="bold"/>
    </style:style>
    <style:style style:name="T26" style:family="text">
      <style:text-properties fo:font-weight="bold" officeooo:rsid="001d670f" style:font-weight-asian="bold" style:font-weight-complex="bold"/>
    </style:style>
    <style:style style:name="T27" style:family="text">
      <style:text-properties fo:font-weight="bold" officeooo:rsid="001ff043" style:font-weight-asian="bold" style:font-weight-complex="bold"/>
    </style:style>
    <style:style style:name="T28" style:family="text">
      <style:text-properties officeooo:rsid="00133517"/>
    </style:style>
    <style:style style:name="T29" style:family="text">
      <style:text-properties officeooo:rsid="0014a619"/>
    </style:style>
    <style:style style:name="T30" style:family="text">
      <style:text-properties officeooo:rsid="0015f611"/>
    </style:style>
    <style:style style:name="T31" style:family="text">
      <style:text-properties officeooo:rsid="00168f97"/>
    </style:style>
    <style:style style:name="T32" style:family="text">
      <style:text-properties fo:font-weight="normal" officeooo:rsid="00133517" style:font-weight-asian="normal" style:font-weight-complex="normal"/>
    </style:style>
    <style:style style:name="T33" style:family="text">
      <style:text-properties officeooo:rsid="00186363"/>
    </style:style>
    <style:style style:name="T34" style:family="text">
      <style:text-properties officeooo:rsid="0019e70f"/>
    </style:style>
    <style:style style:name="T35" style:family="text">
      <style:text-properties officeooo:rsid="001ab56a"/>
    </style:style>
    <style:style style:name="T36" style:family="text">
      <style:text-properties officeooo:rsid="001b07c6"/>
    </style:style>
    <style:style style:name="T37" style:family="text">
      <style:text-properties officeooo:rsid="001c2e8d"/>
    </style:style>
    <style:style style:name="T38" style:family="text">
      <style:text-properties officeooo:rsid="001d670f"/>
    </style:style>
    <style:style style:name="T39" style:family="text">
      <style:text-properties officeooo:rsid="001fb9f2"/>
    </style:style>
    <style:style style:name="T40" style:family="text">
      <style:text-properties officeooo:rsid="001ff043"/>
    </style:style>
    <style:style style:name="T41" style:family="text">
      <style:text-properties officeooo:rsid="00202eb1"/>
    </style:style>
    <style:style style:name="T42" style:family="text">
      <style:text-properties officeooo:rsid="00219a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span text:style-name="T40">2022</text:span></text:p>
      <text:p text:style-name="P1"/>
      <text:p text:style-name="P21">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9"><text:tab/><text:span text:style-name="T5">0 = Seshatic/Seshatism</text:span></text:p>
      <text:p text:style-name="P17"><text:tab/>1 = Platonic/Platonism</text:p>
      <text:p text:style-name="P17"><text:tab/>? = Joker</text:p>
      <text:p text:style-name="P6"/>
      <text:p text:style-name="P25">In Closed Joker Calculus, higher dualities are involutions.</text:p>
      <text:p text:style-name="P25">In Open Joker Calculus, higher dualities are adjoints.</text:p>
      <text:p text:style-name="P25"/>
      <text:p text:style-name="P25">The basic principle is that languages can have a depth level and surface level:</text:p>
      <text:p text:style-name="P25"/>
      <text:p text:style-name="P25"><text:tab/>(&lt;depth level&gt;, &lt;surface level&gt;)</text:p>
      <text:p text:style-name="P6"/>
      <text:p text:style-name="P25">The Joker construction is a shorthand for when the surface level is the dual of the depth level:</text:p>
      <text:p text:style-name="P25"/>
      <text:p text:style-name="P25"><text:tab/>?x<text:tab/><text:tab/>&lt;=&gt;<text:tab/><text:tab/>(x, !x)</text:p>
      <text:p text:style-name="P6"/>
      <text:p text:style-name="P25">A sequence construction provides the ability to create<text:span text:style-name="T30"> </text:span>variant<text:span text:style-name="T30">s </text:span><text:span text:style-name="T34">with the </text:span><text:span text:style-name="T35">following</text:span><text:span text:style-name="T34"> property</text:span><text:span text:style-name="T30">:</text:span></text:p>
      <text:p text:style-name="P6"/>
      <text:p text:style-name="P12"><text:tab/><text:span text:style-name="T29">(x y, x z)<text:tab/></text:span><text:span text:style-name="T35">=&gt;<text:tab/></text:span><text:span text:style-name="T29">x (y, z)<text:tab/></text:span></text:p>
      <text:p text:style-name="P6"/>
      <text:p text:style-name="P33">This <text:span text:style-name="T35">property </text:span>assumes `x` <text:span text:style-name="T35">only has one level.</text:span></text:p>
      <text:p text:style-name="P6"/>
      <text:p text:style-name="P24">The next page describes normalization rules.</text:p>
      <text:p text:style-name="P24"/>
      <text:p text:style-name="P7"><text:span text:style-name="T28">T</text:span>he following normalization rules <text:span text:style-name="T28">are </text:span><text:span text:style-name="T7">called recursively with </text:span><text:span text:style-name="T4">`eval` </text:span><text:span text:style-name="T10">(</text:span><text:span text:style-name="T17">CJC marked in </text:span><text:span text:style-name="T22">bold</text:span><text:span text:style-name="T10">)</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text:span text:style-name="T16">(</text:span>!x<text:span text:style-name="T16">)’</text:span><text:tab/><text:tab/>=&gt;<text:tab/><text:span text:style-name="T4">eval(!</text:span><text:span text:style-name="T9">eval(!</text:span>x<text:span text:style-name="T4">)</text:span><text:span text:style-name="T9">)</text:span></text:p>
      <text:p text:style-name="P6"><text:tab/>!<text:span text:style-name="T16">(</text:span>?x<text:span text:style-name="T16">)’</text:span><text:tab/><text:tab/>=&gt;<text:tab/>?<text:span text:style-name="T4">eval(</text:span>!x<text:span text:style-name="T4">)</text:span></text:p>
      <text:p text:style-name="P6"><text:tab/>!(x y)’<text:tab/><text:tab/>=&gt;<text:tab/><text:span text:style-name="T4">eval((</text:span>!x ?y<text:span text:style-name="T4">))</text:span></text:p>
      <text:p text:style-name="P8"><text:tab/>!(x, y)’<text:tab/><text:tab/>=&gt;<text:tab/><text:span text:style-name="T4">eval(</text:span>(!x, !y)<text:span text:style-name="T4">)</text:span></text:p>
      <text:p text:style-name="P8"/>
      <text:p text:style-name="P8"><text:tab/><text:span text:style-name="T18">?</text:span><text:span text:style-name="T19">(</text:span><text:span text:style-name="T18">?</text:span><text:span text:style-name="T20">x</text:span><text:span text:style-name="T19">)’</text:span><text:span text:style-name="T20"><text:tab/><text:tab/>=&gt;<text:tab/>x<text:tab/><text:tab/><text:tab/><text:tab/><text:tab/><text:tab/><text:tab/><text:tab/></text:span><text:span text:style-name="T21">Closed JC</text:span></text:p>
      <text:p text:style-name="P13"><text:tab/><text:span text:style-name="T18">?</text:span><text:span text:style-name="T26">(x, ?y)’<text:tab/>=&gt;<text:tab/>eval((?x, y))<text:tab/><text:tab/><text:tab/><text:tab/><text:tab/><text:tab/><text:tab/>Closed JC</text:span></text:p>
      <text:p text:style-name="P32"><text:tab/>?(?x, y)’<text:tab/>=&gt;<text:tab/>eval((x, ?y))<text:tab/><text:tab/><text:tab/><text:tab/><text:tab/><text:tab/><text:tab/>Closed JC</text:p>
      <text:p text:style-name="P13"><text:tab/>?<text:span text:style-name="T38">(x, y)’<text:tab/><text:tab/>=&gt;<text:tab/>?(x, y)</text:span></text:p>
      <text:p text:style-name="P13"><text:tab/>?x’<text:tab/><text:tab/>=&gt;<text:tab/>?<text:span text:style-name="T15">x</text:span></text:p>
      <text:p text:style-name="P27"/>
      <text:p text:style-name="P34"><text:tab/><text:span text:style-name="T39">((?x)’, (?!</text:span><text:span text:style-name="T41">x</text:span><text:span text:style-name="T39">)’)<text:tab/>=&gt;<text:tab/>eval(?(x, !</text:span><text:span text:style-name="T41">x</text:span><text:span text:style-name="T39">))</text:span></text:p>
      <text:p text:style-name="P6"><text:tab/><text:span text:style-name="T23">((0 x)’, 0’)<text:tab/>=&gt;<text:tab/>eval(0 (x, ?1))<text:tab/><text:tab/><text:tab/><text:tab/><text:tab/><text:tab/><text:tab/>Closed JC</text:span></text:p>
      <text:p text:style-name="P29"><text:tab/>(0’, (0 x)’)<text:tab/>=&gt;<text:tab/>eval(0 (?1, x))<text:tab/><text:tab/><text:tab/><text:tab/><text:tab/><text:tab/><text:tab/>Closed JC</text:p>
      <text:p text:style-name="P29"><text:tab/>((1 x)’, 1’)<text:tab/>=&gt;<text:tab/>eval(1 (x, ?0))<text:tab/><text:tab/><text:tab/><text:tab/><text:tab/><text:tab/><text:tab/>Closed JC</text:p>
      <text:p text:style-name="P30"><text:tab/>(1, (1 x)’)<text:tab/>=&gt;<text:tab/>eval(1 (?0, x))<text:tab/><text:tab/><text:tab/><text:tab/><text:tab/><text:tab/><text:tab/>Closed JC</text:p>
      <text:p text:style-name="P10"><text:span text:style-name="T23"><text:tab/></text:span><text:span text:style-name="T32">(x’, x’)<text:tab/><text:tab/>=&gt;<text:tab/>x</text:span></text:p>
      <text:p text:style-name="P6"><text:tab/><text:span text:style-name="T28">((x y)’, (x z)’)<text:tab/>=&gt;<text:tab/>eval(x (y, z))</text:span></text:p>
      <text:p text:style-name="P6"><text:tab/>(x’, <text:span text:style-name="T13">(</text:span>!x<text:span text:style-name="T13">)</text:span>’)<text:tab/>=&gt;<text:tab/><text:span text:style-name="T15">eval(</text:span>?x<text:span text:style-name="T15">)</text:span></text:p>
      <text:p text:style-name="P6"><text:tab/><text:span text:style-name="T4">(x’, y’)<text:tab/><text:tab/>=&gt;<text:tab/>(x, y)</text:span></text:p>
      <text:p text:style-name="P6"/>
      <text:p text:style-name="P9"><text:tab/><text:span text:style-name="T18">0’ 0’<text:tab/><text:tab/>=&gt;<text:tab/>0<text:tab/><text:tab/><text:tab/><text:tab/><text:tab/><text:tab/><text:tab/><text:tab/></text:span><text:span text:style-name="T27">Closed JC</text:span></text:p>
      <text:p text:style-name="P28"><text:tab/><text:span text:style-name="T37">0’ (0 x)’<text:tab/>=&gt;<text:tab/>0 x<text:tab/><text:tab/><text:tab/><text:tab/><text:tab/><text:tab/><text:tab/><text:tab/></text:span><text:span text:style-name="T40">Closed JC</text:span></text:p>
      <text:p text:style-name="P28"><text:tab/>1’ 1’<text:tab/><text:tab/>=&gt;<text:tab/>1<text:tab/><text:tab/><text:tab/><text:tab/><text:tab/><text:tab/><text:tab/><text:tab/><text:span text:style-name="T40">Closed JC</text:span><text:line-break/><text:tab/><text:span text:style-name="T37">1’ (1 x)’<text:tab/>=&gt;<text:tab/>1 x<text:tab/><text:tab/><text:tab/><text:tab/><text:tab/><text:tab/><text:tab/><text:tab/></text:span><text:span text:style-name="T40">Closed JC</text:span></text:p>
      <text:p text:style-name="P9"><text:tab/><text:span text:style-name="T22">0’ (?1)’<text:tab/>=&gt;<text:tab/>0<text:tab/><text:tab/><text:tab/><text:tab/><text:tab/><text:tab/><text:tab/><text:tab/>Closed JC</text:span></text:p>
      <text:p text:style-name="P31"><text:tab/>1’ (?0)’<text:tab/>=&gt;<text:tab/>1<text:tab/><text:tab/><text:tab/><text:tab/><text:tab/><text:tab/><text:tab/><text:tab/>Closed JC</text:p>
      <text:p text:style-name="P11"><text:tab/><text:span text:style-name="T25">0’ </text:span><text:span text:style-name="T24">(?0, 0)’<text:tab/>=&gt;<text:tab/>0<text:tab/><text:tab/><text:tab/><text:tab/><text:tab/><text:tab/><text:tab/><text:tab/>Closed JC</text:span></text:p>
      <text:p text:style-name="P26"><text:tab/><text:span text:style-name="T33">0’ </text:span><text:span text:style-name="T31">(0, ?0)’<text:tab/>=&gt;<text:tab/>0 </text:span><text:span text:style-name="T36">1</text:span><text:span text:style-name="T31"><text:tab/><text:tab/><text:tab/><text:tab/><text:tab/><text:tab/><text:tab/><text:tab/>Closed JC</text:span></text:p>
      <text:p text:style-name="P26"><text:tab/><text:span text:style-name="T33">1’ </text:span><text:span text:style-name="T31">(?1, 1)’<text:tab/>=&gt;<text:tab/>1<text:tab/><text:tab/><text:tab/><text:tab/><text:tab/><text:tab/><text:tab/><text:tab/>Closed JC</text:span></text:p>
      <text:p text:style-name="P26"><text:span text:style-name="T22"><text:tab/></text:span><text:span text:style-name="T33">1’ </text:span><text:span text:style-name="T31">(1, ?1)’<text:tab/>=&gt;<text:tab/>1 </text:span><text:span text:style-name="T36">0</text:span><text:span text:style-name="T31"><text:tab/><text:tab/><text:tab/><text:tab/><text:tab/><text:tab/><text:tab/><text:tab/>Closed JC</text:span></text:p>
      <text:p text:style-name="P9"><text:tab/><text:span text:style-name="T4">0’ x’<text:tab/><text:tab/>=&gt;<text:tab/>0 x</text:span></text:p>
      <text:p text:style-name="P15"><text:tab/>1’ x’<text:tab/><text:tab/>=&gt;<text:tab/>1 x</text:p>
      <text:p text:style-name="P6"><text:tab/><text:span text:style-name="T14">(</text:span>!<text:span text:style-name="T4">x</text:span><text:span text:style-name="T14">)</text:span><text:span text:style-name="T4">’ y’<text:tab/><text:tab/>=&gt;<text:tab/>unreachable</text:span></text:p>
      <text:p text:style-name="P6"><text:tab/><text:span text:style-name="T4">x’ </text:span><text:span text:style-name="T14">(</text:span><text:span text:style-name="T4">!y</text:span><text:span text:style-name="T14">)</text:span><text:span text:style-name="T4">’<text:tab/><text:tab/>=&gt;<text:tab/>unreachable</text:span></text:p>
      <text:p text:style-name="P6"><text:tab/><text:span text:style-name="T13">(</text:span>?x<text:span text:style-name="T13">)</text:span>’ y’<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14"/>
      <text:p text:style-name="P19">Matching goes from top to bottom,<text:span text:style-name="T4"> `x’` means that </text:span>`x`<text:span text:style-name="T4"> has been evaluated before matching.</text:span></text:p>
      <text:p text:style-name="P19"/>
      <text:p text:style-name="P16">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4"/>
      <text:p text:style-name="P22">With Closed Joker Calculus one can prove that `!!x == x` for all `x`.</text:p>
      <text:p text:style-name="P18"/>
      <text:p text:style-name="P18">The Joker Calculus can be used to analy<text:span text:style-name="T7">z</text:span>e language of <text:span text:style-name="T7">some </text:span>jokes.</text:p>
      <text:p text:style-name="P16">For example, <text:span text:style-name="T42">irony</text:span><text:span text:style-name="T2"><text:reference-ref text:reference-format="text" text:ref-name="sarcasm">[4]</text:reference-ref></text:span> <text:span text:style-name="T6">might be thought of as “Joker Seshatism”:</text:span></text:p>
      <text:p text:style-name="P16"/>
      <text:p text:style-name="P16"><text:tab/>?<text:span text:style-name="T6">1<text:tab/><text:tab/>&lt;=&gt;<text:tab/>Joker </text:span><text:span text:style-name="T42">Seshatism</text:span><text:span text:style-name="T6"><text:tab/><text:tab/>&lt;=&gt;<text:tab/><text:tab/></text:span><text:span text:style-name="T42">Irony</text:span></text:p>
      <text:p text:style-name="P18"><text:tab/>?1 = (1, 0)<text:tab/>&lt;=&gt;<text:tab/>Joker Seshatism = <text:span text:style-name="T42">Irony</text:span> = (Seshatism, Platonism)</text:p>
      <text:p text:style-name="P18"/>
      <text:p text:style-name="P18">The first component in a tuple is called a “depth” language.</text:p>
      <text:p text:style-name="P18">The second component in a tuple is called a “surface” language.</text:p>
      <text:p text:style-name="P18"/>
      <text:p text:style-name="P18"><text:span text:style-name="T42">Irony</text:span> can be thought of as Joker Seshatism because at the surface, the language pretends to say something that might be interpreted to be literally true (Platonism), while the depth of the language contradicts the surface language (Seshatism).</text:p>
      <text:p text:style-name="P18"/>
      <text:p text:style-name="P18">A less known form of humour is Joker Platonism, which at surface level pretends to say something that is different by comparison (Seshatism), while the depth of the language contradicts the surface language (Platonism) by “cancelling” the difference.</text:p>
      <text:p text:style-name="P18"/>
      <text:p text:style-name="P18">For example, a joke using Joker Platonism:</text:p>
      <text:p text:style-name="P18"/>
      <text:p text:style-name="P18"><text:tab/>my natural numbers are bigger than yours</text:p>
      <text:p text:style-name="P18"/>
      <text:p text:style-name="P18">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8"/>
      <text:p text:style-name="P19">This mean, although one person can have natural numbers that are “bigger” than the natural numbers of another person, it does not matter because all such number systems are equivalent.</text:p>
      <text:p text:style-name="P19"/>
      <text:p text:style-name="P19">Joker Calculus also supports combinations such as:</text:p>
      <text:p text:style-name="P19"/>
      <text:p text:style-name="P19"><text:tab/>Seshatic Platonism<text:tab/><text:tab/>Platonism viewed from a perspective of Seshatism</text:p>
      <text:p text:style-name="P19"><text:tab/>Platonic Seshatism<text:tab/><text:tab/>Seshatism viewed from a perspective of Platonism</text:p>
      <text:p text:style-name="P19"/>
      <text:p text:style-name="P19">The normalization rules ensures that every redundant sense gets reduced, such as:</text:p>
      <text:p text:style-name="P19"/>
      <text:p text:style-name="P19"><text:tab/>Seshatic Seshatism<text:tab/><text:tab/>=&gt;<text:tab/>Seshatism</text:p>
      <text:p text:style-name="P19"><text:tab/>Platonic Platonism<text:tab/><text:tab/>=&gt;<text:tab/>Platonism</text:p>
      <text:p text:style-name="P19"><text:tab/>(Seshatism, Seshatism)<text:tab/>=&gt;<text:tab/>Seshatism</text:p>
      <text:p text:style-name="P19"><text:tab/>(Platonism, Platonism)<text:tab/>=&gt;<text:tab/>Platonism</text:p>
      <text:p text:style-name="P19"/>
      <text:p text:style-name="P20">One can use Joker Calculus to find new levels of language, such as:</text:p>
      <text:p text:style-name="P23"/>
      <text:p text:style-name="P20"><text:tab/>(Seshatic Platonism, Platonic Seshatism)</text:p>
      <text:p text:style-name="P23"/>
      <text:p text:style-name="P20">This language does not reduce further, so it is a different language than e.g. Joker Platonism.</text:p>
      <text:p text:style-name="P20">At the surface level, this language is Platonic Seshatism, but in depth it is Seshatic Platonism.</text:p>
      <text:p text:style-name="P20"/>
      <text:p text:style-name="P20">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8"><text:reference-mark-start text:name="sarcasm"/>[4]<text:reference-mark-end text:name="sarcasm"/><text:tab/>“<text:span text:style-name="T42">Irony</text:span>”</text:p>
      <text:p text:style-name="P18"><text:tab/>Wikipedia</text:p>
      <text:p text:style-name="P18"><text:tab/><text:a xlink:type="simple" xlink:href="https://en.wikipedia.org/wiki/Irony" text:style-name="Internet_20_link" text:visited-style-name="Visited_20_Internet_20_Link"><text:span text:style-name="T1">https://en.wikipedia.org/wiki/Irony</text:spa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2-03-31T11:56:26.784881289</dc:date>
    <meta:editing-duration>PT1H36M42S</meta:editing-duration>
    <meta:editing-cycles>18</meta:editing-cycles>
    <meta:generator>LibreOffice/7.2.2.2$MacOSX_X86_64 LibreOffice_project/02b2acce88a210515b4a5bb2e46cbfb63fe97d56</meta:generator>
    <meta:document-statistic meta:table-count="0" meta:image-count="0" meta:object-count="0" meta:page-count="4" meta:paragraph-count="103" meta:word-count="931" meta:character-count="5739" meta:non-whitespace-character-count="4703"/>
  </office:meta>
</office:document-meta>
</file>